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marker-start="" draw:fill-color="#808080" draw:textarea-horizontal-align="center" draw:textarea-vertical-align="middle"/>
    </style:style>
    <style:style style:name="gr6" style:family="graphic" style:parent-style-name="standard">
      <style:graphic-properties draw:fill-color="#ff99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0" style:family="graphic" style:parent-style-name="standard">
      <style:graphic-properties draw:fill-color="#808080" draw:textarea-horizontal-align="center" draw:textarea-vertical-align="middle"/>
    </style:style>
    <style:style style:name="gr11" style:family="graphic" style:parent-style-name="standard">
      <style:graphic-properties draw:fill-color="#99ff66" draw:textarea-horizontal-align="center" draw:textarea-vertical-align="middle"/>
    </style:style>
    <style:style style:name="gr12" style:family="graphic" style:parent-style-name="objectwithoutfill">
      <style:graphic-properties draw:stroke="solid" svg:stroke-width="0.176cm" svg:stroke-color="#006600" draw:marker-start="Arrow" draw:marker-start-width="0.562cm" draw:marker-end="" draw:marker-end-width="0.562cm" draw:fill="none" draw:textarea-horizontal-align="center" draw:textarea-vertical-align="middle" fo:padding-top="0.211cm" fo:padding-bottom="0.211cm" fo:padding-left="0.336cm" fo:padding-right="0.336cm"/>
    </style:style>
    <style:style style:name="gr13" style:family="graphic" style:parent-style-name="objectwithoutfill">
      <style:graphic-properties svg:stroke-width="0.159cm" svg:stroke-color="#006600" draw:marker-start="Arrow" draw:marker-start-width="0.537cm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14" style:family="graphic" style:parent-style-name="objectwithoutfill">
      <style:graphic-properties svg:stroke-width="0.141cm" svg:stroke-color="#006600" draw:marker-start="Arrow" draw:marker-start-width="0.51cm" draw:marker-end-width="0.51cm" draw:fill="none" draw:textarea-horizontal-align="center" draw:textarea-vertical-align="middle" fo:padding-top="0.194cm" fo:padding-bottom="0.194cm" fo:padding-left="0.319cm" fo:padding-right="0.319cm"/>
    </style:style>
    <style:style style:name="gr15" style:family="graphic" style:parent-style-name="standard">
      <style:graphic-properties draw:fill-color="#ccff00" draw:textarea-horizontal-align="center" draw:textarea-vertical-align="middle"/>
    </style:style>
    <style:style style:name="gr16" style:family="graphic" style:parent-style-name="standard">
      <style:graphic-properties draw:stroke="solid" svg:stroke-width="0.159cm" svg:stroke-color="#ff0066" draw:marker-start-width="0.537cm" draw:marker-end="Arrow" draw:marker-end-width="0.537cm" draw:textarea-horizontal-align="center" draw:textarea-vertical-align="middle" fo:padding-top="0.203cm" fo:padding-bottom="0.203cm" fo:padding-left="0.328cm" fo:padding-right="0.328cm"/>
    </style:style>
    <style:style style:name="gr17" style:family="graphic" style:parent-style-name="standard">
      <style:graphic-properties svg:stroke-width="0.141cm" svg:stroke-color="#ff0066" draw:marker-start="" draw:marker-start-width="0.51cm" draw:marker-end="Arrow" draw:marker-end-width="0.51cm" draw:textarea-horizontal-align="center" draw:textarea-vertical-align="middle" fo:padding-top="0.194cm" fo:padding-bottom="0.194cm" fo:padding-left="0.319cm" fo:padding-right="0.319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5cm"/>
    </style:style>
    <style:style style:name="gr20" style:family="graphic" style:parent-style-name="standard">
      <style:graphic-properties draw:fill-color="#9999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1.37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6.2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0.5cm" svg:height="7cm" draw:transform="rotate (0.5235987755982) translate (9.703cm 6.045cm)" draw:corner-radius="0.5cm">
          <text:p/>
        </draw:rect>
        <draw:rect draw:style-name="gr6" draw:text-style-name="P1" draw:layer="layout" svg:width="1cm" svg:height="1cm" svg:x="13.2cm" svg:y="15.2cm">
          <text:p/>
        </draw:rect>
        <draw:rect draw:style-name="gr6" draw:text-style-name="P1" draw:layer="layout" svg:width="1cm" svg:height="1cm" svg:x="13.2cm" svg:y="18.6cm">
          <text:p/>
        </draw:rect>
        <draw:rect draw:style-name="gr6" draw:text-style-name="P1" draw:layer="layout" svg:width="1cm" svg:height="1cm" svg:x="13.2cm" svg:y="21.7cm">
          <text:p/>
        </draw:rect>
        <draw:rect draw:style-name="gr6" draw:text-style-name="P1" draw:layer="layout" svg:width="1cm" svg:height="1cm" svg:x="13.2cm" svg:y="24.9cm">
          <text:p/>
        </draw:rect>
        <draw:frame draw:style-name="gr7" draw:text-style-name="P2" draw:layer="layout" svg:width="4.1cm" svg:height="1.675cm" svg:x="13cm" svg:y="1.5cm">
          <draw:text-box>
            <text:p><text:span text:style-name="T1">Legend:</text:span></text:p>
          </draw:text-box>
        </draw:frame>
        <draw:rect draw:style-name="gr6" draw:text-style-name="P1" draw:layer="layout" svg:width="1cm" svg:height="1cm" svg:x="13cm" svg:y="2.5cm">
          <text:p/>
        </draw:rect>
        <draw:frame draw:style-name="gr8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7" draw:layer="layout" svg:width="6cm" svg:height="1.675cm" svg:x="14cm" svg:y="4.2cm">
          <draw:text-box>
            <text:p>Pipe (non flexible)</text:p>
          </draw:text-box>
        </draw:frame>
        <draw:rect draw:style-name="gr9" draw:text-style-name="P1" draw:layer="layout" svg:width="7cm" svg:height="5.5cm" svg:x="12.5cm" svg:y="1.5cm">
          <text:p/>
        </draw:rect>
        <draw:rect draw:style-name="gr10" draw:text-style-name="P1" draw:layer="layout" svg:width="0.5cm" svg:height="3cm" draw:transform="rotate (1.5707963267946) translate (6.5cm 4.5cm)" draw:corner-radius="0.5cm">
          <text:p/>
        </draw:rect>
        <draw:frame draw:style-name="gr7" draw:layer="layout" svg:width="3cm" svg:height="1.675cm" svg:x="3cm" svg:y="1.3cm">
          <draw:text-box>
            <text:p>Outdoor</text:p>
            <text:p>Silo</text:p>
          </draw:text-box>
        </draw:frame>
        <draw:rect draw:style-name="gr11" draw:text-style-name="P1" xml:id="id3" draw:id="id3" draw:layer="layout" svg:width="5.5cm" svg:height="3.5cm" svg:x="4cm" svg:y="24.7cm">
          <text:p text:style-name="P1">Controler-Board<text:tab/></text:p>
        </draw:rect>
        <draw:line draw:style-name="gr12" draw:text-style-name="P1" draw:layer="layout" svg:x1="9cm" svg:y1="24.5cm" svg:x2="13cm" svg:y2="16.2cm">
          <text:p/>
        </draw:line>
        <draw:line draw:style-name="gr13" draw:text-style-name="P1" draw:layer="layout" svg:x1="9.5cm" svg:y1="24.7cm" svg:x2="13cm" svg:y2="19.4cm">
          <text:p/>
        </draw:line>
        <draw:line draw:style-name="gr14" draw:text-style-name="P1" draw:layer="layout" svg:x1="9.5cm" svg:y1="25cm" svg:x2="13cm" svg:y2="22.2cm">
          <text:p/>
        </draw:line>
        <draw:line draw:style-name="gr14" draw:text-style-name="P1" draw:layer="layout" svg:x1="9.5cm" svg:y1="25.5cm" svg:x2="13cm" svg:y2="25.5cm">
          <text:p/>
        </draw:line>
        <draw:rect draw:style-name="gr15" draw:text-style-name="P1" xml:id="id1" draw:id="id1" draw:layer="layout" svg:width="2cm" svg:height="1.5cm" svg:x="1.5cm" svg:y="12.2cm">
          <text:p text:style-name="P1">Switch</text:p>
          <text:p text:style-name="P1">Board</text:p>
        </draw:rect>
        <draw:connector draw:style-name="gr16" draw:text-style-name="P1" draw:layer="layout" svg:x1="2.5cm" svg:y1="12.2cm" svg:x2="9.468cm" svg:y2="7cm" draw:start-shape="id1" draw:start-glue-point="0" draw:end-shape="id2" svg:d="M2500 12200v-2600h6968v-2600">
          <text:p/>
        </draw:connector>
        <draw:connector draw:style-name="gr17" draw:text-style-name="P1" draw:layer="layout" svg:x1="4cm" svg:y1="26.45cm" svg:x2="2.5cm" svg:y2="13.7cm" draw:start-shape="id3" draw:start-glue-point="3" draw:end-shape="id1" draw:end-glue-point="2" svg:d="M4000 26450h-1500v-12750">
          <text:p/>
        </draw:connector>
        <draw:line draw:style-name="gr18" draw:text-style-name="P1" draw:layer="layout" svg:x1="8cm" svg:y1="1.8cm" svg:x2="10cm" svg:y2="3.3cm">
          <text:p/>
        </draw:line>
        <draw:line draw:style-name="gr18" draw:text-style-name="P1" draw:layer="layout" svg:x1="10cm" svg:y1="1.8cm" svg:x2="8cm" svg:y2="3.3cm">
          <text:p/>
        </draw:line>
        <draw:line draw:style-name="gr18" draw:text-style-name="P1" draw:layer="layout" svg:x1="7.5cm" svg:y1="5.3cm" svg:x2="9cm" svg:y2="6.3cm">
          <text:p/>
        </draw:line>
        <draw:line draw:style-name="gr18" draw:text-style-name="P1" draw:layer="layout" svg:x1="7.5cm" svg:y1="6.3cm" svg:x2="9cm" svg:y2="5.3cm">
          <text:p/>
        </draw:line>
        <draw:frame draw:style-name="gr7" draw:layer="layout" svg:width="6cm" svg:height="1.675cm" svg:x="14cm" svg:y="5.401cm">
          <draw:text-box>
            <text:p>Pipe (flexible)</text:p>
          </draw:text-box>
        </draw:frame>
        <draw:rect draw:style-name="gr10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2.7cm" svg:x="13.5cm" svg:y="12.5cm" draw:corner-radius="0.5cm">
          <text:p/>
        </draw:rect>
        <draw:frame draw:style-name="gr19" draw:layer="layout" svg:width="2cm" svg:height="1cm" svg:x="1.5cm" svg:y="10.7cm">
          <draw:text-box>
            <text:p>230V</text:p>
          </draw:text-box>
        </draw:frame>
        <draw:frame draw:style-name="gr19" draw:layer="layout" svg:width="1.5cm" svg:height="1cm" svg:x="11cm" svg:y="24.7cm">
          <draw:text-box>
            <text:p>5V</text:p>
          </draw:text-box>
        </draw:frame>
        <draw:frame draw:style-name="gr19" draw:layer="layout" svg:width="1.5cm" svg:height="1cm" svg:x="11cm" svg:y="22.3cm">
          <draw:text-box>
            <text:p>5V</text:p>
          </draw:text-box>
        </draw:frame>
        <draw:frame draw:style-name="gr19" draw:layer="layout" svg:width="1.5cm" svg:height="1cm" svg:x="11cm" svg:y="20.4cm">
          <draw:text-box>
            <text:p>5V</text:p>
          </draw:text-box>
        </draw:frame>
        <draw:frame draw:style-name="gr19" draw:layer="layout" svg:width="1.5cm" svg:height="1cm" svg:x="11cm" svg:y="17.7cm">
          <draw:text-box>
            <text:p>5V</text:p>
          </draw:text-box>
        </draw:frame>
        <draw:frame draw:style-name="gr19" draw:layer="layout" svg:width="2cm" svg:height="1cm" svg:x="2.5cm" svg:y="19.2cm">
          <draw:text-box>
            <text:p>230V</text:p>
          </draw:text-box>
        </draw:frame>
        <draw:rect draw:style-name="gr20" draw:text-style-name="P1" draw:layer="layout" svg:width="3.5cm" svg:height="1.5cm" svg:x="14.6cm" svg:y="15cm">
          <text:p text:style-name="P1">Table saw</text:p>
        </draw:rect>
        <draw:rect draw:style-name="gr20" draw:text-style-name="P1" draw:layer="layout" svg:width="2.4cm" svg:height="1.5cm" svg:x="14.6cm" svg:y="18.4cm">
          <text:p text:style-name="P1">Router</text:p>
        </draw:rect>
        <draw:rect draw:style-name="gr20" draw:text-style-name="P1" draw:layer="layout" svg:width="3.3cm" svg:height="1.5cm" svg:x="14.6cm" svg:y="21.5cm">
          <text:p text:style-name="P1">Workbench</text:p>
        </draw:rect>
        <draw:rect draw:style-name="gr20" draw:text-style-name="P1" draw:layer="layout" svg:width="3cm" svg:height="1.5cm" svg:x="14.7cm" svg:y="24.7cm">
          <text:p text:style-name="P1">Miter saw</text:p>
        </draw:rect>
        <draw:frame draw:style-name="gr19" draw:layer="layout" svg:width="1.5cm" svg:height="1cm" svg:x="6cm" svg:y="20.5cm">
          <draw:text-box>
            <text:p>5V</text:p>
          </draw:text-box>
        </draw:frame>
        <draw:frame draw:style-name="gr21" draw:layer="layout" svg:width="1.874cm" svg:height="2cm" svg:x="13.626cm" svg:y="10.5cm">
          <draw:text-box>
            <text:p>Main</text:p>
            <text:p>line</text:p>
          </draw:text-box>
        </draw:frame>
        <draw:rect draw:style-name="gr6" draw:text-style-name="P1" draw:layer="layout" svg:width="1cm" svg:height="1cm" svg:x="13.2cm" svg:y="12cm">
          <text:p/>
        </draw:rect>
        <draw:rect draw:style-name="gr20" draw:text-style-name="P1" draw:layer="layout" svg:width="3.5cm" svg:height="1.5cm" svg:x="14.5cm" svg:y="12cm">
          <text:p text:style-name="P1">Jointe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3M5S</meta:editing-duration>
    <meta:editing-cycles>36</meta:editing-cycles>
    <meta:generator>OpenOffice/4.1.3$Win32 OpenOffice.org_project/413m1$Build-9783</meta:generator>
    <dc:date>2019-01-04T13:33:03.20</dc:date>
    <dc:creator>vincent bruel</dc:creator>
    <meta:document-statistic meta:object-count="46"/>
  </office:meta>
</office:document-meta>
</file>